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2e7adf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685be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57cae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616ae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27e6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6f73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85be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57cae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66f73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a56a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7cae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67309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16ae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27e61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519dc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ef850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f155e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71582f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69197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616ae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90e3d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c214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56ad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6519d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6519dc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685be4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591dc5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69b6ed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265ccf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font-weight="normal" officeooo:rsid="0020fc97" officeooo:paragraph-rsid="0020fc97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font-weight="normal" officeooo:rsid="00221131" officeooo:paragraph-rsid="00221131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591dc5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616aec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6ef850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5aef0e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6f155e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31951f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2dc9ad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344ad8" officeooo:paragraph-rsid="00439613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39782f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439613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3a15f3" officeooo:paragraph-rsid="00439613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4010bb" officeooo:paragraph-rsid="005aef0e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591dc5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616aec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6ef850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1pt" fo:font-weight="normal" officeooo:rsid="001ac214" officeooo:paragraph-rsid="001ac214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1pt" fo:font-weight="normal" officeooo:rsid="00570806" officeooo:paragraph-rsid="0066f73c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1pt" fo:font-weight="normal" officeooo:rsid="005b8096" officeooo:paragraph-rsid="00685be4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5d565a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69b6ed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font-weight="normal" officeooo:rsid="00627e61" officeooo:paragraph-rsid="00627e61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1399a5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66f73c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1pt" fo:font-weight="normal" officeooo:rsid="00616aec" officeooo:paragraph-rsid="00616aec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1pt" fo:font-weight="normal" officeooo:rsid="006519dc" officeooo:paragraph-rsid="006519dc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1pt" fo:font-weight="normal" officeooo:rsid="006c00c6" officeooo:paragraph-rsid="006c00c6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1pt" fo:font-weight="normal" officeooo:rsid="006ef850" officeooo:paragraph-rsid="006ef850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1pt" fo:font-style="normal" fo:font-weight="normal" officeooo:rsid="0012b1e8" officeooo:paragraph-rsid="00685be4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1pt" fo:font-style="normal" fo:font-weight="normal" officeooo:rsid="002834d6" officeooo:paragraph-rsid="001a56ad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1pt" fo:font-style="normal" fo:font-weight="bold" officeooo:rsid="00367324" officeooo:paragraph-rsid="00367324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1pt" fo:font-weight="bold" officeooo:rsid="0030b387" officeooo:paragraph-rsid="0030b387" style:font-size-asian="11pt" style:font-weight-asian="bold" style:font-size-complex="11pt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1pt" fo:font-weight="bold" officeooo:rsid="0031951f" officeooo:paragraph-rsid="0031951f" style:font-size-asian="11pt" style:font-weight-asian="bold" style:font-size-complex="11pt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1pt" fo:font-weight="bold" officeooo:rsid="003259e1" officeooo:paragraph-rsid="00439613" style:font-size-asian="11pt" style:font-weight-asian="bold" style:font-size-complex="11pt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344ad8" style:font-size-asian="11pt" style:font-weight-asian="bold" style:font-size-complex="11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439613" style:font-size-asian="11pt" style:font-weight-asian="bold" style:font-size-complex="11pt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1pt" fo:font-weight="bold" officeooo:rsid="0020fc97" officeooo:paragraph-rsid="0020fc97" style:font-size-asian="11pt" style:font-weight-asian="bold" style:font-size-complex="11pt" style:font-weight-complex="bold"/>
    </style:style>
    <style:style style:name="P92" style:family="paragraph" style:parent-style-name="Standard">
      <style:paragraph-properties fo:text-align="justify" style:justify-single-word="false"/>
      <style:text-properties fo:color="#800000"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4c8e4a" style:font-size-asian="11pt" style:font-weight-asian="normal" style:font-size-complex="11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71582f" style:font-size-asian="11pt" style:font-weight-asian="normal" style:font-size-complex="11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800000" fo:font-size="11pt" fo:font-weight="normal" officeooo:rsid="00485d37" officeooo:paragraph-rsid="00485d37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800000" fo:font-size="11pt" fo:font-weight="normal" officeooo:rsid="004c8e4a" officeooo:paragraph-rsid="004c8e4a" style:font-size-asian="11pt" style:font-weight-asian="normal" style:font-size-complex="11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800000" fo:font-size="11pt" fo:font-weight="normal" officeooo:rsid="0071582f" officeooo:paragraph-rsid="0071582f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Droid Sans1" officeooo:rsid="000c623c" officeooo:paragraph-rsid="0020fc97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size="11pt" officeooo:rsid="000c623c" officeooo:paragraph-rsid="00221131" style:font-size-asian="11pt" style:font-size-complex="11pt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35349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c0377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27e61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519dc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16aec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ef850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f155e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159758" officeooo:paragraph-rsid="00616aec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0pt" fo:font-weight="normal" officeooo:rsid="0010d2cd" officeooo:paragraph-rsid="0029fe5c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2bd92" style:font-size-asian="11pt" style:font-style-asian="italic" style:font-weight-asian="normal" style:font-size-complex="11pt" style:font-style-complex="italic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c8e4a" style:font-size-asian="11pt" style:font-style-asian="italic" style:font-weight-asian="normal" style:font-size-complex="11pt" style:font-style-complex="italic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71582f" style:font-size-asian="11pt" style:font-style-asian="italic" style:font-weight-asian="normal" style:font-size-complex="11pt" style:font-style-complex="italic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2bd92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c8e4a" officeooo:paragraph-rsid="004c8e4a" style:font-size-asian="11pt" style:font-style-asian="normal" style:font-weight-asian="bold" style:font-size-complex="11pt" style:font-style-complex="normal" style:font-weight-complex="bold"/>
    </style:style>
    <style:style style:name="P119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5381b" officeooo:paragraph-rsid="00439613" style:font-size-asian="11pt" style:font-style-asian="normal" style:font-weight-asian="bold" style:font-size-complex="11pt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7869b8" officeooo:paragraph-rsid="007869b8" fo:background-color="transparent" style:font-size-asian="11pt" style:font-style-asian="normal" style:font-weight-asian="bold" style:font-size-complex="11pt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9fe94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116d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721bb6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55f67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508065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0e7b7d" officeooo:paragraph-rsid="00721bb6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21bb6" officeooo:paragraph-rsid="0073b970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7b2a5" officeooo:paragraph-rsid="0077b2a5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b17fb" officeooo:paragraph-rsid="007b17fb" fo:background-color="#ffff00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152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153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a56ad" style:font-size-asian="11pt" style:font-weight-asian="normal" style:font-size-complex="11pt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4e8ba8" style:font-size-asian="11pt" style:font-weight-asian="normal" style:font-size-complex="11pt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71582f" style:font-size-asian="11pt" style:font-weight-asian="normal" style:font-size-complex="11pt" style:font-weight-complex="normal"/>
    </style:style>
    <style:style style:name="P158" style:family="paragraph" style:parent-style-name="Standard">
      <style:paragraph-properties fo:text-align="justify" style:justify-single-word="false"/>
      <style:text-properties fo:color="#006600"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color="#006600"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160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officeooo:paragraph-rsid="0071582f"/>
    </style:style>
    <style:style style:name="P166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8fde5" style:font-size-asian="11pt" style:font-weight-asian="normal" style:font-size-complex="11pt" style:font-weight-complex="normal"/>
    </style:style>
    <style:style style:name="P167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57cae0" style:font-size-asian="11pt" style:font-weight-asian="normal" style:font-size-complex="11pt" style:font-weight-complex="normal"/>
    </style:style>
    <style:style style:name="P168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169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170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71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72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173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bold" officeooo:rsid="00426ad7" officeooo:paragraph-rsid="0041222b" style:font-size-asian="11pt" style:font-style-asian="normal" style:font-weight-asian="bold" style:font-size-complex="11pt" style:font-style-complex="normal" style:font-weight-complex="bold"/>
    </style:style>
    <style:style style:name="P175" style:family="paragraph" style:parent-style-name="Text_20_body">
      <style:text-properties officeooo:paragraph-rsid="0052540a"/>
    </style:style>
    <style:style style:name="P176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76cf02" officeooo:paragraph-rsid="005fe31b" fo:background-color="#ffff00" style:font-size-asian="12pt" style:font-weight-asian="normal" style:font-size-complex="12pt" style:font-weight-complex="normal"/>
    </style:style>
    <style:style style:name="P177" style:family="paragraph" style:parent-style-name="Text_20_body">
      <style:text-properties fo:font-size="11pt" officeooo:paragraph-rsid="0071582f" style:font-size-asian="11pt" style:font-size-complex="11pt"/>
    </style:style>
    <style:style style:name="P178" style:family="paragraph" style:parent-style-name="Text_20_body">
      <style:text-properties fo:font-size="11pt" officeooo:rsid="0079e58b" officeooo:paragraph-rsid="0079e58b" style:font-size-asian="11pt" style:font-size-complex="11pt"/>
    </style:style>
    <style:style style:name="P179" style:family="paragraph" style:parent-style-name="Text_20_body">
      <style:text-properties fo:font-size="11pt" officeooo:rsid="0079e58b" officeooo:paragraph-rsid="007d17fd" style:font-size-asian="11pt" style:font-size-complex="11pt"/>
    </style:style>
    <style:style style:name="P180" style:family="paragraph" style:parent-style-name="Text_20_body">
      <style:text-properties fo:font-size="11pt" officeooo:paragraph-rsid="007d17fd" style:font-size-asian="11pt" style:font-size-complex="11pt"/>
    </style:style>
    <style:style style:name="P18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8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8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08065" officeooo:paragraph-rsid="0079e58b" style:font-size-asian="11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434d5" officeooo:paragraph-rsid="007434d5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434d5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9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21bb6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9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9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b17fb" officeooo:paragraph-rsid="007d17fd" fo:background-color="#ffff00" style:font-size-asian="11pt" style:font-style-asian="normal" style:font-weight-asian="normal" style:font-size-complex="11pt" style:font-style-complex="normal" style:font-weight-complex="normal"/>
    </style:style>
    <style:style style:name="P19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08065" officeooo:paragraph-rsid="007d17fd" fo:background-color="#ffff00" style:font-size-asian="11pt" style:font-style-asian="normal" style:font-weight-asian="normal" style:font-size-complex="11pt" style:font-style-complex="normal" style:font-weight-complex="normal"/>
    </style:style>
    <style:style style:name="P19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7b2a5" officeooo:paragraph-rsid="007d17fd" fo:background-color="#ffff00" style:font-size-asian="11pt" style:font-style-asian="normal" style:font-weight-asian="normal" style:font-size-complex="11pt" style:font-style-complex="normal" style:font-weight-complex="normal"/>
    </style:style>
    <style:style style:name="P198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99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7869b8" officeooo:paragraph-rsid="007d17fd" fo:background-color="transparent" style:font-size-asian="11pt" style:font-style-asian="normal" style:font-weight-asian="bold" style:font-size-complex="11pt" style:font-style-complex="normal" style:font-weight-complex="bold"/>
    </style:style>
    <style:style style:name="P200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7d17fd" style:font-size-asian="11pt" style:font-style-asian="italic" style:font-weight-asian="normal" style:font-size-complex="11pt" style:font-style-complex="italic" style:font-weight-complex="normal"/>
    </style:style>
    <style:style style:name="P201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9e58b" officeooo:paragraph-rsid="0071582f" style:font-size-asian="11pt" style:font-weight-asian="normal" style:font-size-complex="11pt" style:font-weight-complex="normal"/>
    </style:style>
    <style:style style:name="P202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9e58b" officeooo:paragraph-rsid="007d17fd" style:font-size-asian="11pt" style:font-weight-asian="normal" style:font-size-complex="11pt" style:font-weight-complex="normal"/>
    </style:style>
    <style:style style:name="P203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7d17fd" style:font-size-asian="11pt" style:font-weight-asian="normal" style:font-size-complex="11pt" style:font-weight-complex="normal"/>
    </style:style>
    <style:style style:name="P204" style:family="paragraph" style:parent-style-name="Standard">
      <style:paragraph-properties fo:text-align="justify" style:justify-single-word="false"/>
      <style:text-properties fo:color="#800000" fo:font-size="11pt" fo:font-weight="normal" officeooo:rsid="007d17fd" officeooo:paragraph-rsid="007d17fd" style:font-size-asian="11pt" style:font-weight-asian="normal" style:font-size-complex="11pt" style:font-weight-complex="normal"/>
    </style:style>
    <style:style style:name="P205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206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207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7d17fd" style:font-size-asian="11pt" style:font-weight-asian="normal" style:font-size-complex="11pt" style:font-weight-complex="normal"/>
    </style:style>
    <style:style style:name="P208" style:family="paragraph" style:parent-style-name="Standard">
      <style:paragraph-properties fo:text-align="justify" style:justify-single-word="false"/>
      <style:text-properties officeooo:paragraph-rsid="007d17fd"/>
    </style:style>
    <style:style style:name="P209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7d17fd" style:font-size-asian="11pt" style:font-weight-asian="normal" style:font-size-complex="11pt" style:font-weight-complex="normal"/>
    </style:style>
    <style:style style:name="P210" style:family="paragraph">
      <style:paragraph-properties fo:text-align="justify"/>
    </style:style>
    <style:style style:name="P2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bc03"/>
    </style:style>
    <style:style style:name="T2" style:family="text">
      <style:text-properties officeooo:rsid="001652b0"/>
    </style:style>
    <style:style style:name="T3" style:family="text">
      <style:text-properties officeooo:rsid="001df728"/>
    </style:style>
    <style:style style:name="T4" style:family="text">
      <style:text-properties officeooo:rsid="005be1a7"/>
    </style:style>
    <style:style style:name="T5" style:family="text">
      <style:text-properties officeooo:rsid="0020f779"/>
    </style:style>
    <style:style style:name="T6" style:family="text">
      <style:text-properties officeooo:rsid="001399a5"/>
    </style:style>
    <style:style style:name="T7" style:family="text">
      <style:text-properties officeooo:rsid="00169197"/>
    </style:style>
    <style:style style:name="T8" style:family="text">
      <style:text-properties officeooo:rsid="00184d79"/>
    </style:style>
    <style:style style:name="T9" style:family="text">
      <style:text-properties officeooo:rsid="00190e3d"/>
    </style:style>
    <style:style style:name="T10" style:family="text">
      <style:text-properties officeooo:rsid="0026497d"/>
    </style:style>
    <style:style style:name="T11" style:family="text">
      <style:text-properties officeooo:rsid="001a56ad"/>
    </style:style>
    <style:style style:name="T12" style:family="text">
      <style:text-properties officeooo:rsid="001ac214"/>
    </style:style>
    <style:style style:name="T13" style:family="text">
      <style:text-properties officeooo:rsid="001bcdf6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58c6e" style:font-style-asian="normal" style:font-style-complex="normal"/>
    </style:style>
    <style:style style:name="T16" style:family="text">
      <style:text-properties fo:font-style="normal" officeooo:rsid="002834d6" style:font-style-asian="normal" style:font-style-complex="normal"/>
    </style:style>
    <style:style style:name="T17" style:family="text">
      <style:text-properties fo:font-style="normal" officeooo:rsid="00267476" style:font-style-asian="normal" style:font-style-complex="normal"/>
    </style:style>
    <style:style style:name="T18" style:family="text">
      <style:text-properties fo:font-style="normal" officeooo:rsid="0012b1e8" style:font-style-asian="normal" style:font-style-complex="normal"/>
    </style:style>
    <style:style style:name="T19" style:family="text">
      <style:text-properties fo:font-style="normal" officeooo:rsid="001cc8d1" style:font-style-asian="normal" style:font-style-complex="normal"/>
    </style:style>
    <style:style style:name="T20" style:family="text">
      <style:text-properties fo:font-style="normal" officeooo:rsid="001bcdf6" style:font-style-asian="normal" style:font-style-complex="normal"/>
    </style:style>
    <style:style style:name="T21" style:family="text">
      <style:text-properties fo:font-style="normal" officeooo:rsid="005b8096" style:font-style-asian="normal" style:font-style-complex="normal"/>
    </style:style>
    <style:style style:name="T22" style:family="text">
      <style:text-properties officeooo:rsid="0020aa90"/>
    </style:style>
    <style:style style:name="T23" style:family="text">
      <style:text-properties officeooo:rsid="00235349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0fe302"/>
    </style:style>
    <style:style style:name="T26" style:family="text">
      <style:text-properties style:font-name="Liberation Serif" officeooo:rsid="0024219c"/>
    </style:style>
    <style:style style:name="T27" style:family="text">
      <style:text-properties style:font-name="Liberation Serif" fo:font-style="normal" style:font-style-asian="normal" style:font-style-complex="normal"/>
    </style:style>
    <style:style style:name="T28" style:family="text">
      <style:text-properties style:font-name="Liberation Serif" fo:font-style="normal" officeooo:rsid="0112aed4" style:font-style-asian="normal" style:font-style-complex="normal"/>
    </style:style>
    <style:style style:name="T29" style:family="text">
      <style:text-properties style:font-name="Liberation Serif" fo:font-style="normal" officeooo:rsid="000e7b7d" style:font-style-asian="normal" style:font-style-complex="normal"/>
    </style:style>
    <style:style style:name="T30" style:family="text">
      <style:text-properties style:font-name="Liberation Serif" fo:font-style="normal" officeooo:rsid="00e108be" style:font-style-asian="normal" style:font-style-complex="normal"/>
    </style:style>
    <style:style style:name="T31" style:family="text">
      <style:text-properties style:font-name="Liberation Serif" fo:font-style="normal" officeooo:rsid="00508065" style:font-style-asian="normal" style:font-style-complex="normal"/>
    </style:style>
    <style:style style:name="T32" style:family="text">
      <style:text-properties style:font-name="Liberation Serif" fo:font-style="normal" officeooo:rsid="005124c3" style:font-style-asian="normal" style:font-style-complex="normal"/>
    </style:style>
    <style:style style:name="T33" style:family="text">
      <style:text-properties style:font-name="Liberation Serif" fo:font-style="normal" officeooo:rsid="005aef0e" style:font-style-asian="normal" style:font-style-complex="normal"/>
    </style:style>
    <style:style style:name="T34" style:family="text">
      <style:text-properties style:font-name="Liberation Serif" fo:font-style="normal" officeooo:rsid="0029fe5c" style:font-style-asian="normal" style:font-style-complex="normal"/>
    </style:style>
    <style:style style:name="T35" style:family="text">
      <style:text-properties style:font-name="Liberation Serif" fo:font-style="normal" fo:font-weight="normal" officeooo:rsid="001d9032" style:font-size-asian="11pt" style:font-style-asian="normal" style:font-weight-asian="normal" style:font-style-complex="normal" style:font-weight-complex="normal"/>
    </style:style>
    <style:style style:name="T36" style:family="text">
      <style:text-properties style:font-name="Liberation Serif" fo:font-style="normal" fo:font-weight="normal" officeooo:rsid="0112aed4" style:font-size-asian="11pt" style:font-style-asian="normal" style:font-weight-asian="normal" style:font-style-complex="normal" style:font-weight-complex="normal"/>
    </style:style>
    <style:style style:name="T37" style:family="text">
      <style:text-properties style:font-name="Liberation Serif" officeooo:rsid="0012b1e8"/>
    </style:style>
    <style:style style:name="T38" style:family="text">
      <style:text-properties style:font-name="Liberation Serif" officeooo:rsid="0014a616"/>
    </style:style>
    <style:style style:name="T39" style:family="text">
      <style:text-properties style:font-name="Liberation Serif" officeooo:rsid="0026497d"/>
    </style:style>
    <style:style style:name="T40" style:family="text">
      <style:text-properties style:font-name="Liberation Serif" officeooo:rsid="00508065"/>
    </style:style>
    <style:style style:name="T41" style:family="text">
      <style:text-properties style:font-name="Liberation Serif" officeooo:rsid="00e108be"/>
    </style:style>
    <style:style style:name="T42" style:family="text">
      <style:text-properties style:font-name="Liberation Serif" fo:font-weight="normal" officeooo:rsid="010e665c" fo:background-color="transparent" loext:char-shading-value="0" style:font-size-asian="11pt" style:font-weight-asian="normal" style:font-weight-complex="normal"/>
    </style:style>
    <style:style style:name="T43" style:family="text">
      <style:text-properties style:font-name="Liberation Serif" fo:font-weight="normal" officeooo:rsid="001abc1b" fo:background-color="transparent" loext:char-shading-value="0" style:font-size-asian="11pt" style:font-weight-asian="normal" style:font-weight-complex="normal"/>
    </style:style>
    <style:style style:name="T44" style:family="text">
      <style:text-properties style:font-name="Liberation Serif" fo:font-weight="normal" officeooo:rsid="010ed1e2" fo:background-color="transparent" loext:char-shading-value="0" style:font-size-asian="11pt" style:font-weight-asian="normal" style:font-weight-complex="normal"/>
    </style:style>
    <style:style style:name="T45" style:family="text">
      <style:text-properties style:font-name="Liberation Serif" fo:font-weight="normal" officeooo:rsid="01104453" fo:background-color="transparent" loext:char-shading-value="0" style:font-size-asian="11pt" style:font-weight-asian="normal" style:font-weight-complex="normal"/>
    </style:style>
    <style:style style:name="T46" style:family="text">
      <style:text-properties style:font-name="Liberation Serif" fo:font-weight="normal" officeooo:rsid="000e7b7d" fo:background-color="transparent" loext:char-shading-value="0" style:font-size-asian="11pt" style:font-weight-asian="normal" style:font-weight-complex="normal"/>
    </style:style>
    <style:style style:name="T47" style:family="text">
      <style:text-properties style:font-name="Liberation Serif" fo:font-weight="normal" officeooo:rsid="000fb732" fo:background-color="transparent" loext:char-shading-value="0" style:font-size-asian="11pt" style:font-weight-asian="normal" style:font-weight-complex="normal"/>
    </style:style>
    <style:style style:name="T48" style:family="text">
      <style:text-properties style:font-name="Liberation Serif" fo:font-weight="normal" officeooo:rsid="00107a9e" fo:background-color="transparent" loext:char-shading-value="0" style:font-size-asian="11pt" style:font-weight-asian="normal" style:font-weight-complex="normal"/>
    </style:style>
    <style:style style:name="T49" style:family="text">
      <style:text-properties style:font-name="Liberation Serif" fo:font-weight="normal" officeooo:rsid="006458d1" fo:background-color="transparent" loext:char-shading-value="0" style:font-size-asian="11pt" style:font-weight-asian="normal" style:font-weight-complex="normal"/>
    </style:style>
    <style:style style:name="T50" style:family="text">
      <style:text-properties style:font-name="Liberation Serif" fo:font-weight="normal" officeooo:rsid="001652b0" fo:background-color="transparent" loext:char-shading-value="0" style:font-size-asian="11pt" style:font-weight-asian="normal" style:font-weight-complex="normal"/>
    </style:style>
    <style:style style:name="T51" style:family="text">
      <style:text-properties style:font-name="Liberation Serif" fo:font-weight="normal" officeooo:rsid="0073b970" fo:background-color="transparent" loext:char-shading-value="0" style:font-size-asian="11pt" style:font-weight-asian="normal" style:font-weight-complex="normal"/>
    </style:style>
    <style:style style:name="T52" style:family="text">
      <style:text-properties style:font-name="Liberation Serif" fo:font-weight="normal" officeooo:rsid="00395738" fo:background-color="transparent" loext:char-shading-value="0" style:font-size-asian="11pt" style:font-weight-asian="normal" style:font-weight-complex="normal"/>
    </style:style>
    <style:style style:name="T53" style:family="text">
      <style:text-properties style:font-name="Liberation Serif" fo:font-weight="normal" officeooo:rsid="003aab2f" fo:background-color="transparent" loext:char-shading-value="0" style:font-size-asian="11pt" style:font-weight-asian="normal" style:font-weight-complex="normal"/>
    </style:style>
    <style:style style:name="T54" style:family="text">
      <style:text-properties style:font-name="Liberation Serif" fo:font-weight="normal" officeooo:rsid="008b6423" fo:background-color="transparent" loext:char-shading-value="0" style:font-size-asian="11pt" style:font-weight-asian="normal" style:font-weight-complex="normal"/>
    </style:style>
    <style:style style:name="T55" style:family="text">
      <style:text-properties style:font-name="Liberation Serif" fo:font-weight="normal" officeooo:rsid="007d17fd" fo:background-color="transparent" loext:char-shading-value="0" style:font-size-asian="11pt" style:font-weight-asian="normal" style:font-weight-complex="normal"/>
    </style:style>
    <style:style style:name="T56" style:family="text">
      <style:text-properties style:font-name="Liberation Serif" fo:font-weight="normal" officeooo:rsid="001abc1b" fo:background-color="#ffffff" loext:char-shading-value="0" style:font-size-asian="11pt" style:font-weight-asian="normal" style:font-weight-complex="normal"/>
    </style:style>
    <style:style style:name="T57" style:family="text">
      <style:text-properties style:font-name="Liberation Serif" officeooo:rsid="00616aec"/>
    </style:style>
    <style:style style:name="T58" style:family="text">
      <style:text-properties style:font-name="Liberation Serif" officeooo:rsid="006f155e"/>
    </style:style>
    <style:style style:name="T59" style:family="text">
      <style:text-properties officeooo:rsid="002b3183"/>
    </style:style>
    <style:style style:name="T60" style:family="text">
      <style:text-properties officeooo:rsid="000d59b1"/>
    </style:style>
    <style:style style:name="T61" style:family="text">
      <style:text-properties officeooo:rsid="002dc9ad"/>
    </style:style>
    <style:style style:name="T62" style:family="text">
      <style:text-properties officeooo:rsid="002e7adf"/>
    </style:style>
    <style:style style:name="T63" style:family="text">
      <style:text-properties officeooo:rsid="004941cb"/>
    </style:style>
    <style:style style:name="T64" style:family="text">
      <style:text-properties officeooo:rsid="004caf97"/>
    </style:style>
    <style:style style:name="T65" style:family="text">
      <style:text-properties officeooo:rsid="00508065"/>
    </style:style>
    <style:style style:name="T66" style:family="text">
      <style:text-properties style:use-window-font-color="true" style:font-name="Liberation Serif" fo:font-size="11pt" fo:font-style="normal" fo:font-weight="normal" officeooo:rsid="004f01c8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use-window-font-color="true" style:font-name="Liberation Serif" fo:font-size="11pt" fo:font-style="normal" fo:font-weight="normal" officeooo:rsid="004c8e4a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use-window-font-color="true" style:font-name="Liberation Serif" fo:font-size="11pt" fo:font-style="normal" fo:font-weight="normal" officeooo:rsid="0076bb83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style:use-window-font-color="true" style:font-name="Liberation Serif" fo:font-style="normal" officeooo:rsid="006f155e" style:font-style-asian="normal" style:font-style-complex="normal"/>
    </style:style>
    <style:style style:name="T70" style:family="text">
      <style:text-properties style:use-window-font-color="true" officeooo:rsid="005109c7"/>
    </style:style>
    <style:style style:name="T71" style:family="text">
      <style:text-properties style:use-window-font-color="true" officeooo:rsid="00426ad7"/>
    </style:style>
    <style:style style:name="T72" style:family="text">
      <style:text-properties style:use-window-font-color="true" fo:font-style="normal" style:font-style-asian="normal" style:font-style-complex="normal"/>
    </style:style>
    <style:style style:name="T73" style:family="text">
      <style:text-properties style:use-window-font-color="true" fo:font-style="normal" officeooo:rsid="001cc8d1" style:font-style-asian="normal" style:font-style-complex="normal"/>
    </style:style>
    <style:style style:name="T74" style:family="text">
      <style:text-properties style:use-window-font-color="true" fo:font-style="normal" officeooo:rsid="002834d6" style:font-style-asian="normal" style:font-style-complex="normal"/>
    </style:style>
    <style:style style:name="T75" style:family="text">
      <style:text-properties style:use-window-font-color="true" officeooo:rsid="0069b6ed"/>
    </style:style>
    <style:style style:name="T76" style:family="text">
      <style:text-properties officeooo:rsid="005109c7"/>
    </style:style>
    <style:style style:name="T77" style:family="text">
      <style:text-properties officeooo:rsid="0052540a"/>
    </style:style>
    <style:style style:name="T78" style:family="text">
      <style:text-properties officeooo:rsid="0057bef1"/>
    </style:style>
    <style:style style:name="T79" style:family="text">
      <style:text-properties officeooo:rsid="005aef0e"/>
    </style:style>
    <style:style style:name="T80" style:family="text">
      <style:text-properties officeooo:rsid="005d565a"/>
    </style:style>
    <style:style style:name="T81" style:family="text">
      <style:text-properties officeooo:rsid="00616aec"/>
    </style:style>
    <style:style style:name="T82" style:family="text">
      <style:text-properties officeooo:rsid="00627e61"/>
    </style:style>
    <style:style style:name="T83" style:family="text">
      <style:text-properties officeooo:rsid="006519dc"/>
    </style:style>
    <style:style style:name="T84" style:family="text">
      <style:text-properties officeooo:rsid="00685be4"/>
    </style:style>
    <style:style style:name="T85" style:family="text">
      <style:text-properties officeooo:rsid="0069b6ed"/>
    </style:style>
    <style:style style:name="T86" style:family="text">
      <style:text-properties officeooo:rsid="006ef850"/>
    </style:style>
    <style:style style:name="T87" style:family="text">
      <style:text-properties officeooo:rsid="006f155e"/>
    </style:style>
    <style:style style:name="T88" style:family="text">
      <style:text-properties officeooo:rsid="0019219b"/>
    </style:style>
    <style:style style:name="T89" style:family="text">
      <style:text-properties officeooo:rsid="0074c9bf"/>
    </style:style>
    <style:style style:name="T90" style:family="text">
      <style:text-properties officeooo:rsid="0076bb83"/>
    </style:style>
    <style:style style:name="T91" style:family="text">
      <style:text-properties officeooo:rsid="007d17fd"/>
    </style:style>
    <style:style style:name="T92" style:family="text">
      <style:text-properties officeooo:rsid="0019f039"/>
    </style:style>
    <style:style style:name="T93" style:family="text">
      <style:text-properties officeooo:rsid="007e330d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>Главная страница</text:p>
      <text:p text:style-name="P86"/>
      <text:p text:style-name="P86"/>
      <text:p text:style-name="P86">Приложения</text:p>
      <text:p text:style-name="P57"/>
      <text:p text:style-name="P56">На платформе Veda разработан ряд приложений для решения задач вашего предприятия.</text:p>
      <text:p text:style-name="P56"/>
      <text:p text:style-name="P56">Любой сотрудник может играть определенную роль в каждом из них.</text:p>
      <text:p text:style-name="P56"/>
      <text:p text:style-name="P56"/>
      <text:p text:style-name="P56">Совокупность ролей в каждом из доступных приложений формирует для пользователя</text:p>
      <text:p text:style-name="P56"/>
      <text:p text:style-name="P56">его персональный интерфейс, который мы называем аспект.</text:p>
      <text:p text:style-name="P56"/>
      <text:p text:style-name="P56"/>
      <text:p text:style-name="P56">Аспект — это картина бизнеса в информационной системе с точки зрения пользователя</text:p>
      <text:p text:style-name="P56"/>
      <text:p text:style-name="P56">с учетом его позиции в структуре предприятия.</text:p>
      <text:p text:style-name="P56"/>
      <text:p text:style-name="P56"/>
      <text:p text:style-name="P56">Приложения на основе платформы Veda уже включают в себя набор объектов и процессов,</text:p>
      <text:p text:style-name="P56"/>
      <text:p text:style-name="P56">что сокращает трудоемкость и сроки внедрения информационной системы.</text:p>
      <text:p text:style-name="P56"/>
      <text:p text:style-name="P56"/>
      <text:p text:style-name="P56">Некоторые приложения мы предлагаем в нескольких вариантах</text:p>
      <text:p text:style-name="P56"/>
      <text:p text:style-name="P56">с различной степенью проработки в зависимости от потребностей предприятия.</text:p>
      <text:p text:style-name="P56"/>
      <text:p text:style-name="P56"/>
      <text:p text:style-name="P56">Составляющие приложений можно изменять и адаптировать</text:p>
      <text:p text:style-name="P56"/>
      <text:p text:style-name="P56">под актуальные задачи предприятия «на лету».</text:p>
      <text:p text:style-name="P56"/>
      <text:p text:style-name="P56"/>
      <text:p text:style-name="P87">Applications</text:p>
      <text:p text:style-name="P56"/>
      <text:p text:style-name="P56">Using Veda platform we implemented a set of applications</text:p>
      <text:p text:style-name="P56"/>
      <text:p text:style-name="P56">solving important tasks for your business.</text:p>
      <text:p text:style-name="P56"/>
      <text:p text:style-name="P56">Any employee can play specific role in any of them.</text:p>
      <text:p text:style-name="P56"/>
      <text:p text:style-name="P56"/>
      <text:p text:style-name="P56">The sum of user's roles in deployed applications</text:p>
      <text:p text:style-name="P56"/>
      <text:p text:style-name="P56">forms personal interface we call an aspect.</text:p>
      <text:p text:style-name="P56"/>
      <text:p text:style-name="P56"/>
      <text:p text:style-name="P56">Aspect — is a reflection of business in information system from user's perspective</text:p>
      <text:p text:style-name="P56"/>
      <text:p text:style-name="P56">considering his/her position in enterprise.</text:p>
      <text:p text:style-name="P56"/>
      <text:p text:style-name="P56"/>
      <text:p text:style-name="P56">Applications on Veda platform include a set of objects and processes.</text:p>
      <text:p text:style-name="P56"/>
      <text:p text:style-name="P56">This significantly reduces labor costs &amp; saves time for deployment.</text:p>
      <text:p text:style-name="P56"><text:soft-page-break/></text:p>
      <text:p text:style-name="P56"/>
      <text:p text:style-name="P56">Some applications are offered in several variants</text:p>
      <text:p text:style-name="P56"/>
      <text:p text:style-name="P56">with varying details level depending on the business needs.</text:p>
      <text:p text:style-name="P56"/>
      <text:p text:style-name="P56"/>
      <text:p text:style-name="P56">The components of the applications can be changed and adapted</text:p>
      <text:p text:style-name="P56"/>
      <text:p text:style-name="P56">to the actual tasks "on the fly."</text:p>
      <text:p text:style-name="P32"/>
      <text:p text:style-name="P90"/>
      <text:p text:style-name="P90"/>
      <text:p text:style-name="P90">Страница Приложения</text:p>
      <text:p text:style-name="P32"/>
      <text:p text:style-name="P58">Слоган:</text:p>
      <text:p text:style-name="P58"/>
      <text:p text:style-name="P88">Выбирайте, что нравится,</text:p>
      <text:p text:style-name="P88">а мы сделаем, чтобы вам подошло!</text:p>
      <text:p text:style-name="P60"/>
      <text:p text:style-name="P61">Ваши выгоды:</text:p>
      <text:p text:style-name="P61"/>
      <text:p text:style-name="P60">Отлаженные деловые процессы позволяют ставить задачи исполнителям, отслеживать ход выполнения.</text:p>
      <text:p text:style-name="P60"/>
      <text:p text:style-name="P60">Единые регламенты для сложных процессов.</text:p>
      <text:p text:style-name="P60"/>
      <text:p text:style-name="P60">Четкое разграничение прав и полномочий</text:p>
      <text:p text:style-name="P32"/>
      <text:p text:style-name="P32"/>
      <text:p text:style-name="P32">В рамках <text:span text:style-name="T61">приложений </text:span>мы предлагаем:</text:p>
      <text:p text:style-name="P31"><text:span text:style-name="T8">Шаблоны</text:span> докум<text:span text:style-name="T8">е</text:span>нтов</text:p>
      <text:p text:style-name="P31">Справочники</text:p>
      <text:p text:style-name="P31">Печатные формы</text:p>
      <text:p text:style-name="P31">Формы отчетов</text:p>
      <text:p text:style-name="P31"/>
      <text:p text:style-name="P31">Преднастроенные и свободные маршруты</text:p>
      <text:p text:style-name="P32">Версионность документов</text:p>
      <text:p text:style-name="P32">Статусы документов</text:p>
      <text:p text:style-name="P37">Создание связанных документов</text:p>
      <text:p text:style-name="P37">Создание новых документов путем копирования существующих</text:p>
      <text:p text:style-name="P19"/>
      <text:p text:style-name="P19">Уведомления по e-mail</text:p>
      <text:p text:style-name="P19">Мобильное приложение</text:p>
      <text:p text:style-name="P19">Интеграция с 1С, SAP</text:p>
      <text:p text:style-name="P19"/>
      <text:p text:style-name="P176">Внедрение совокупности нескольких решений позволяет достичь значительного синергетического эффекта при использовании системы</text:p>
      <text:p text:style-name="P59"/>
      <text:p text:style-name="P59"/>
      <text:p text:style-name="P92"><text:span text:style-name="T65">К</text:span>онтрагент<text:span text:style-name="T65">ы</text:span></text:p>
      <text:p text:style-name="P1"/>
      <text:p text:style-name="P82">Слоган:</text:p>
      <text:p text:style-name="P82"/>
      <text:p text:style-name="P85">Всегда актуальная база клиентов и поставщиков у вас под рукой!</text:p>
      <text:p text:style-name="P1"/>
      <text:p text:style-name="P66"><text:soft-page-break/>По кнопке «Подробнее»:</text:p>
      <text:p text:style-name="P2"><text:span text:style-name="T62">Приложение п</text:span>редназначено для <text:span text:style-name="T2">централизации работы и детального анализа данных по каждому отдельному контрагенту, проведения формализованной процедуры проверки соответствия поставщиков внутренним требованиям организации.</text:span></text:p>
      <text:p text:style-name="P1"/>
      <text:p text:style-name="P4">Включает в себя <text:span text:style-name="T3">автоматизацию полного цикла работы с контрагентами.</text:span></text:p>
      <text:p text:style-name="P4"/>
      <text:p text:style-name="P11">Ключевые возможности:</text:p>
      <text:p text:style-name="P15"><text:span text:style-name="T1">Единообразн</text:span>ый<text:span text:style-name="T1"> учет контрагентов</text:span></text:p>
      <text:p text:style-name="P15">Исключение дублирования</text:p>
      <text:p text:style-name="P68">Актуальная информация</text:p>
      <text:p text:style-name="P77">Выполнение требований закона</text:p>
      <text:p text:style-name="P4"/>
      <text:p text:style-name="P167"><text:span text:style-name="T84">Приложение</text:span> позволит:</text:p>
      <text:p text:style-name="P167"><text:span text:style-name="T76">У</text:span>порядочить и структурировать информацию о контрагентах <text:span text:style-name="T1">в соответствии с заданными параметрами</text:span></text:p>
      <text:p text:style-name="P167"><text:span text:style-name="T76">П</text:span>роводить <text:span text:style-name="T3">формализованные процедуры проверки соответствия поставщиков внутренним требованиям организации</text:span></text:p>
      <text:p text:style-name="P167"><text:span text:style-name="T76">О</text:span>перативно вносить изменения <text:span text:style-name="T13">данных контрагентов</text:span></text:p>
      <text:p text:style-name="P14"><text:span text:style-name="T1">Составлять заявк</text:span>и<text:span text:style-name="T1"> на создание контрагента</text:span></text:p>
      <text:p text:style-name="P18">Вн<text:span text:style-name="T78">осить</text:span> изменени<text:span text:style-name="T78">я</text:span> данных контрагента в процессе работы</text:p>
      <text:p text:style-name="P74">Формировать полное досье контрагента</text:p>
      <text:p text:style-name="P18">А<text:span text:style-name="T5">втоматически вычислять категорию контрагента в соответствии с заданными правилами</text:span></text:p>
      <text:p text:style-name="P168">Проводить процедуры проверки и согласования контрагента <text:s/>на соответствие внутренним требованиям организации</text:p>
      <text:p text:style-name="P4"/>
      <text:p text:style-name="P151">Бизнес-объекты</text:p>
      <text:p text:style-name="P6"/>
      <text:p text:style-name="P78">Документы:</text:p>
      <text:p text:style-name="P8">- Организация</text:p>
      <text:p text:style-name="P13">- Обособленное подразделение</text:p>
      <text:p text:style-name="P6">- Досье</text:p>
      <text:p text:style-name="P6">- Заявка на создание/изменение контрагента</text:p>
      <text:p text:style-name="P6">- Запрос на согласование контрагента</text:p>
      <text:p text:style-name="P6">- Единый лист оценки <text:span text:style-name="T6">+ Заключения внутренних служб и специалистов</text:span></text:p>
      <text:p text:style-name="P27"/>
      <text:p text:style-name="P28">Справочник<text:span text:style-name="T81">и:</text:span></text:p>
      <text:p text:style-name="P28">- «Организационн<text:span text:style-name="T9">ая структура</text:span>»</text:p>
      <text:p text:style-name="P26">- «Организационно-правовая форма»</text:p>
      <text:p text:style-name="P27">- «<text:span text:style-name="T9">В</text:span>иды деятельности по ОКВЭД»</text:p>
      <text:p text:style-name="P27">- «<text:span text:style-name="T9">Тип взаимодействия</text:span>» <text:span text:style-name="T9">(в</text:span>иды деятельности по ОКВЭД<text:span text:style-name="T9">)</text:span></text:p>
      <text:p text:style-name="P33">- «Вид платежа»</text:p>
      <text:p text:style-name="P33">- «Вид поставки»</text:p>
      <text:p text:style-name="P33">- «Валюта»</text:p>
      <text:p text:style-name="P33">- «Тема заявки»</text:p>
      <text:p text:style-name="P29"/>
      <text:p text:style-name="P29">Печатн<text:span text:style-name="T81">ая</text:span> форм<text:span text:style-name="T81">а</text:span></text:p>
      <text:p text:style-name="P6"/>
      <text:p text:style-name="P153">Бизнес-процессы</text:p>
      <text:p text:style-name="P153"/>
      <text:p text:style-name="P10">Проверка <text:span text:style-name="T82">на уникальность</text:span></text:p>
      <text:p text:style-name="P9">Автоматическое вычисление категории</text:p>
      <text:p text:style-name="P75">Вычисление итоговой оценки</text:p>
      <text:p text:style-name="P21"><text:span text:style-name="T57">Автоматизированные</text:span><text:span text:style-name="T24"> маршруты</text:span></text:p>
      <text:p text:style-name="P105">Свободный маршрут</text:p>
      <text:p text:style-name="P105"><text:soft-page-break/>Частные задачи</text:p>
      <text:p text:style-name="P76"/>
      <text:p text:style-name="P16"/>
      <text:p text:style-name="P159">Дополнительные опции</text:p>
      <text:p text:style-name="P69"/>
      <text:p text:style-name="P5"><text:span text:style-name="T84">Приложение «Контрагенты» с</text:span>вязано с<text:span text:style-name="T4">о большинством приложений на основе платформы Veda.</text:span></text:p>
      <text:p text:style-name="P166"/>
      <text:p text:style-name="P169">Аудиты безопасности</text:p>
      <text:p text:style-name="P173"/>
      <text:p text:style-name="P173">Слоган:</text:p>
      <text:p text:style-name="P174">Безопасность на первом месте! / Работайте безопасно!</text:p>
      <text:p text:style-name="P171"/>
      <text:p text:style-name="P172">По кнопке «Подробнее»:</text:p>
      <text:p text:style-name="P171"><text:span text:style-name="T85">Приложение п</text:span>редназначено для <text:span text:style-name="T10">автоматизации планирования и проведения аудитов, контроля <text:s/>выполнения планов реализации.</text:span></text:p>
      <text:p text:style-name="P12"/>
      <text:p text:style-name="P12">Ключевые возможности:</text:p>
      <text:p text:style-name="P71"><text:span text:style-name="T19">П</text:span><text:span text:style-name="T14">ланирование аудитов</text:span></text:p>
      <text:p text:style-name="P41"><text:span text:style-name="T19">С</text:span><text:span text:style-name="T15">писк</text:span><text:span text:style-name="T21">и</text:span><text:span text:style-name="T14"> участников </text:span><text:span text:style-name="T16">рабочих групп</text:span></text:p>
      <text:p text:style-name="P41"><text:span text:style-name="T16">Фикс</text:span><text:span text:style-name="T21">ация</text:span><text:span text:style-name="T16"> наблюдени</text:span><text:span text:style-name="T14">й</text:span><text:span text:style-name="T16"> </text:span><text:span text:style-name="T21">согласно</text:span><text:span text:style-name="T17"> тр</text:span><text:span text:style-name="T16">ебованиям стандартов</text:span></text:p>
      <text:p text:style-name="P41"><text:span text:style-name="T21">П</text:span><text:span text:style-name="T18">лан мероприятий</text:span></text:p>
      <text:p text:style-name="P83">Назначение ответственных</text:p>
      <text:p text:style-name="P3"><text:span text:style-name="T73">К</text:span><text:span text:style-name="T74">онтроль выполнения</text:span></text:p>
      <text:p text:style-name="P80"><text:span text:style-name="T74">С</text:span><text:span text:style-name="T72">нижение рисков</text:span></text:p>
      <text:p text:style-name="P170"/>
      <text:p text:style-name="P44"><text:span text:style-name="T75">Приложение</text:span> позволит:</text:p>
      <text:p text:style-name="P43"><text:span text:style-name="T76">П</text:span>ланировать проведение <text:span text:style-name="T20">предстоящих </text:span>аудитов</text:p>
      <text:p text:style-name="P43"><text:span text:style-name="T76">П</text:span>ланировать мероприятия по устранению выявленных в ходе аудитов недостатков, <text:span text:style-name="T80">в том числе в отношении подрядчиков</text:span></text:p>
      <text:p text:style-name="P43"><text:span text:style-name="T76">Н</text:span>азначать ответственных за выполнение <text:span text:style-name="T22">мероприятий</text:span></text:p>
      <text:p text:style-name="P43"><text:span text:style-name="T76">К</text:span>онтролировать выполнение мероприятий</text:p>
      <text:p text:style-name="P72">Оценивать устранение недостатков</text:p>
      <text:p text:style-name="P70"><text:span text:style-name="T70">П</text:span><text:span text:style-name="T71">овысить безопасность работы</text:span></text:p>
      <text:p text:style-name="P170"/>
      <text:p text:style-name="P152">Бизнес-объекты</text:p>
      <text:p text:style-name="P152"/>
      <text:p text:style-name="P79">Документы:</text:p>
      <text:p text:style-name="P39">- Аудит безопасности</text:p>
      <text:p text:style-name="P38">- Мероприятие аудита безопасности</text:p>
      <text:p text:style-name="P38">- Оценка аудита</text:p>
      <text:p text:style-name="P67">- Годовая программа аудитов</text:p>
      <text:p text:style-name="P35"/>
      <text:p text:style-name="P36">Справочник<text:span text:style-name="T83">и:</text:span></text:p>
      <text:p text:style-name="P36">- «<text:span text:style-name="T11">Отрасли экономической деятельности</text:span>»</text:p>
      <text:p text:style-name="P34">- «<text:span text:style-name="T12">Перечень проверяемых параметров</text:span>»</text:p>
      <text:p text:style-name="P34">- «<text:span text:style-name="T7">Организационн</text:span>ая структура»</text:p>
      <text:p text:style-name="P34">- «<text:span text:style-name="T12">Виды аудита</text:span>»</text:p>
      <text:p text:style-name="P30"/>
      <text:p text:style-name="P30">Печатные формы</text:p>
      <text:p text:style-name="P40"/>
      <text:p text:style-name="P40">Отчеты:</text:p>
      <text:p text:style-name="P40">- <text:span text:style-name="T83">По сотрудникам</text:span></text:p>
      <text:p text:style-name="P40">- <text:span text:style-name="T83">По просроченным мероприятиям</text:span></text:p>
      <text:p text:style-name="P7"><text:soft-page-break/></text:p>
      <text:p text:style-name="P154">Бизнес-процессы</text:p>
      <text:p text:style-name="P106"/>
      <text:p text:style-name="P22"><text:span text:style-name="T57">Автоматизированные</text:span><text:span text:style-name="T24"> маршруты</text:span></text:p>
      <text:p text:style-name="P106">Частные задачи</text:p>
      <text:p text:style-name="P84"/>
      <text:p text:style-name="P17"/>
      <text:p text:style-name="P158">Дополнительные опции</text:p>
      <text:p text:style-name="P70"/>
      <text:p text:style-name="P72">Статус выполнения мероприятий</text:p>
      <text:p text:style-name="P73"><text:span text:style-name="T75">Приложение «Аудиты безопасности»</text:span> связано с <text:span text:style-name="T85">приложением</text:span> «Претензии»</text:p>
      <text:p text:style-name="P42"/>
      <text:p text:style-name="P42"/>
      <text:p text:style-name="P96"><text:span text:style-name="T63">В</text:span>стреч<text:span text:style-name="T63">и</text:span></text:p>
      <text:p text:style-name="P93"/>
      <text:p text:style-name="P115">Слоган:</text:p>
      <text:p text:style-name="P119">От слов — к делу!</text:p>
      <text:p text:style-name="P112"/>
      <text:p text:style-name="P121">По кнопке «Подробнее»:</text:p>
      <text:p text:style-name="P115"><text:span text:style-name="T58">Приложение</text:span><text:span text:style-name="T38"> п</text:span><text:span text:style-name="T37">редназначено для </text:span><text:span text:style-name="T39">автоматизации планирования и проведения различных встреч (совещаний, заседаний, рабочих встреч...), контроля <text:s/>выполнения планов реализации.</text:span></text:p>
      <text:p text:style-name="P49"/>
      <text:p text:style-name="P53">Ключевые возможности:</text:p>
      <text:p text:style-name="P53">Планирование встреч</text:p>
      <text:p text:style-name="P53">Приглашение участников</text:p>
      <text:p text:style-name="P53">Ведение протоколов</text:p>
      <text:p text:style-name="P53"><text:span text:style-name="T79">П</text:span>лан мероприятий</text:p>
      <text:p text:style-name="P53">Назначение ответственных</text:p>
      <text:p text:style-name="P53">Контроль выполнения</text:p>
      <text:p text:style-name="P49"/>
      <text:p text:style-name="P55"><text:span text:style-name="T69">Приложение</text:span> позволит:</text:p>
      <text:p text:style-name="P54"><text:span text:style-name="T32">П</text:span><text:span text:style-name="T27">ланировать предстоящие </text:span><text:span text:style-name="T33">рабочие</text:span><text:span text:style-name="T27"> </text:span><text:span text:style-name="T28">встречи: проводить </text:span><text:span text:style-name="Strong_20_Emphasis"><text:span text:style-name="T35">подготовку и согласование повестки, определ</text:span></text:span><text:span text:style-name="Strong_20_Emphasis"><text:span text:style-name="T36">ять</text:span></text:span><text:span text:style-name="Strong_20_Emphasis"><text:span text:style-name="T35"> состав приглашенных, врем</text:span></text:span><text:span text:style-name="Strong_20_Emphasis"><text:span text:style-name="T36">я</text:span></text:span><text:span text:style-name="Strong_20_Emphasis"><text:span text:style-name="T35"> и мест</text:span></text:span><text:span text:style-name="Strong_20_Emphasis"><text:span text:style-name="T36">о</text:span></text:span><text:span text:style-name="Strong_20_Emphasis"><text:span text:style-name="T35">, своевременно оповещ</text:span></text:span><text:span text:style-name="Strong_20_Emphasis"><text:span text:style-name="T36">ать</text:span></text:span><text:span text:style-name="Strong_20_Emphasis"><text:span text:style-name="T35"> всех заинтересованных лиц, в том числе сотрудник</text:span></text:span><text:span text:style-name="Strong_20_Emphasis"><text:span text:style-name="T36">ов</text:span></text:span><text:span text:style-name="Strong_20_Emphasis"><text:span text:style-name="T35"> внешних организаций </text:span></text:span><text:span text:style-name="Strong_20_Emphasis"><text:span text:style-name="T36">(путем </text:span></text:span><text:span text:style-name="Strong_20_Emphasis"><text:span text:style-name="T35">рассылк</text:span></text:span><text:span text:style-name="Strong_20_Emphasis"><text:span text:style-name="T36">и</text:span></text:span><text:span text:style-name="Strong_20_Emphasis"><text:span text:style-name="T35"> электронных писем с приглашением</text:span></text:span><text:span text:style-name="Strong_20_Emphasis"><text:span text:style-name="T36">)</text:span></text:span></text:p>
      <text:p text:style-name="P62"><text:span text:style-name="T32">В</text:span><text:span text:style-name="T27">ести протоколы встреч, фиксировать принятые решения</text:span></text:p>
      <text:p text:style-name="P62"><text:span text:style-name="T32">Ф</text:span><text:span text:style-name="T29">ормировать план мероприятий </text:span><text:span text:style-name="T34">по итогам встреч</text:span><text:span text:style-name="T29">, </text:span><text:span text:style-name="T27">н</text:span><text:span text:style-name="T30">азначать ответственных, контролировать выполнени</text:span><text:span text:style-name="T27">е</text:span></text:p>
      <text:p text:style-name="P62"><text:span text:style-name="T32">К</text:span><text:span text:style-name="T30">онтролировать время сотрудников, перечень обсуждаемых вопросов</text:span></text:p>
      <text:p text:style-name="P49"/>
      <text:p text:style-name="P155">Бизнес-объекты</text:p>
      <text:p text:style-name="P50"/>
      <text:p text:style-name="P81">Документы:</text:p>
      <text:p text:style-name="P65">- Протокол встречи</text:p>
      <text:p text:style-name="P50">- Мероприятие встречи</text:p>
      <text:p text:style-name="P53"/>
      <text:p text:style-name="P53">Справочник<text:span text:style-name="T86">и:</text:span></text:p>
      <text:p text:style-name="P53">- «Классификатор встреч»</text:p>
      <text:p text:style-name="P50">- «Организационная структура»</text:p>
      <text:p text:style-name="P50">- «Уровень приоритета»</text:p>
      <text:p text:style-name="P50">- «Срок»</text:p>
      <text:p text:style-name="P50"/>
      <text:p text:style-name="P50">Печатные формы</text:p>
      <text:p text:style-name="P50"/>
      <text:p text:style-name="P81">Отчет о встречах</text:p>
      <text:p text:style-name="P50"/>
      <text:p text:style-name="P155">Бизнес-процессы</text:p>
      <text:p text:style-name="P155"><text:soft-page-break/></text:p>
      <text:p text:style-name="P23"><text:span text:style-name="T57">Автоматизированные</text:span><text:span text:style-name="T24"> маршруты</text:span></text:p>
      <text:p text:style-name="P108">Свободный маршрут</text:p>
      <text:p text:style-name="P108">Частные задачи</text:p>
      <text:p text:style-name="P111"/>
      <text:p text:style-name="P158">Дополнительные опции</text:p>
      <text:p text:style-name="P70"/>
      <text:p text:style-name="P63"><text:span text:style-name="T31">Ф</text:span><text:span text:style-name="T30">ормирова</text:span><text:span text:style-name="T31">ние</text:span><text:span text:style-name="T30"> новы</text:span><text:span text:style-name="T31">х</text:span><text:span text:style-name="T30"> </text:span><text:span text:style-name="T28">встреч</text:span><text:span text:style-name="T30"> на основе уже созданных</text:span></text:p>
      <text:p text:style-name="P51">Создание связанных встреч</text:p>
      <text:p text:style-name="P45"/>
      <text:p text:style-name="P97">Первичные документы</text:p>
      <text:p text:style-name="P94"/>
      <text:p text:style-name="P116">Слоган:</text:p>
      <text:p text:style-name="P118">Оперативная обработка и хранение.</text:p>
      <text:p text:style-name="P113"/>
      <text:p text:style-name="P122">По кнопке «Подробнее»:</text:p>
      <text:p text:style-name="P125"><text:span text:style-name="T87">Приложение п</text:span>редназначено для <text:span text:style-name="T64">обеспечения оперативной обработки и хранения первичной документации</text:span>.</text:p>
      <text:p text:style-name="P124"/>
      <text:p text:style-name="P129">Ключевые возможности:</text:p>
      <text:p text:style-name="P138"><text:span text:style-name="T65">Е</text:span>диное хранилище</text:p>
      <text:p text:style-name="P138">Оперативный обмен</text:p>
      <text:p text:style-name="P138">Подготовка к проверкам</text:p>
      <text:p text:style-name="P124"/>
      <text:p text:style-name="P141"><text:span text:style-name="T87">Приложение</text:span> позволит:</text:p>
      <text:p text:style-name="P135"><text:span text:style-name="Strong_20_Emphasis"><text:span text:style-name="T42">Обеспечить </text:span></text:span><text:span text:style-name="Strong_20_Emphasis"><text:span text:style-name="T43">единую работу с электронными (формализованными и неформализованными) и бумажными первичными учетными документами</text:span></text:span></text:p>
      <text:p text:style-name="P135"><text:span text:style-name="Strong_20_Emphasis"><text:span text:style-name="T44">Быстро заносить</text:span></text:span><text:span text:style-name="Strong_20_Emphasis"><text:span text:style-name="T43"> документ</text:span></text:span><text:span text:style-name="Strong_20_Emphasis"><text:span text:style-name="T44">ы</text:span></text:span><text:span text:style-name="Strong_20_Emphasis"><text:span text:style-name="T43"> в единое хранилище из учетных систем, со сканеров</text:span></text:span></text:p>
      <text:p text:style-name="P135"><text:span text:style-name="Strong_20_Emphasis"><text:span text:style-name="T42">Организовать эффективный обмен </text:span></text:span><text:span text:style-name="Strong_20_Emphasis"><text:span text:style-name="T56">первичными учетными документами с контрагентами</text:span></text:span><text:span text:style-name="Strong_20_Emphasis"><text:span text:style-name="T42">, </text:span></text:span><text:span text:style-name="Strong_20_Emphasis"><text:span text:style-name="T43">оперативное проведение сверок</text:span></text:span></text:p>
      <text:p text:style-name="P135"><text:span text:style-name="Strong_20_Emphasis"><text:span text:style-name="T45">Организовать </text:span></text:span><text:span text:style-name="Strong_20_Emphasis"><text:span text:style-name="T43">быструю подготовку к налоговым и аудиторским проверкам путем выгрузки документов в бумажном или электронном виде</text:span></text:span></text:p>
      <text:p text:style-name="P135"><text:span text:style-name="Strong_20_Emphasis"><text:span text:style-name="T45">У</text:span></text:span><text:span text:style-name="Strong_20_Emphasis"><text:span text:style-name="T43">правл</text:span></text:span><text:span text:style-name="Strong_20_Emphasis"><text:span text:style-name="T45">ять</text:span></text:span><text:span text:style-name="Strong_20_Emphasis"><text:span text:style-name="T43"> хранением документов (права доступа, сроки…</text:span></text:span><text:span text:style-name="Strong_20_Emphasis"><text:span text:style-name="T45">)</text:span></text:span></text:p>
      <text:p text:style-name="P124"/>
      <text:p text:style-name="P160">Бизнес-объекты</text:p>
      <text:p text:style-name="P131"/>
      <text:p text:style-name="P143">Документы:</text:p>
      <text:p text:style-name="P132">- Первичный документ</text:p>
      <text:p text:style-name="P132"/>
      <text:p text:style-name="P143">Справочники:</text:p>
      <text:p text:style-name="P131">- <text:s/>«Вид документа»</text:p>
      <text:p text:style-name="P127">- <text:s/>«Организационная структура»</text:p>
      <text:p text:style-name="P131">- <text:s/>«Вид бюджета»</text:p>
      <text:p text:style-name="P175"/>
      <text:p text:style-name="P175">Печатные формы <text:span text:style-name="T77">(</text:span><text:span text:style-name="T66">Справка о подтверждающих документах</text:span><text:span text:style-name="T77">)</text:span><text:span text:style-name="T77"><office:annotation><dc:creator>&lt;анонимный&gt;</dc:creator><dc:date>2018-07-24T00:18:47</dc:date><text:p text:style-name="P210"><text:span text:style-name="T94">форма учета по валютным операциям резидентов</text:span></text:p></office:annotation></text:span></text:p>
      <text:p text:style-name="P131"/>
      <text:p text:style-name="P156">Бизнес-процессы</text:p>
      <text:p text:style-name="P109"/>
      <text:p text:style-name="P24"><text:span text:style-name="T57">Автоматизированные</text:span><text:span text:style-name="T24"> маршруты</text:span></text:p>
      <text:p text:style-name="P109">Свободный маршрут</text:p>
      <text:p text:style-name="P145">Частные задачи</text:p>
      <text:p text:style-name="P139"/>
      <text:p text:style-name="P163">Дополнительные опции</text:p>
      <text:p text:style-name="P161"/>
      <text:p text:style-name="P134"><text:span text:style-name="T40">Ф</text:span><text:span text:style-name="T41">ормирова</text:span><text:span text:style-name="T40">ние</text:span><text:span text:style-name="T41"> новы</text:span><text:span text:style-name="T40">х</text:span><text:span text:style-name="T41"> </text:span><text:span text:style-name="T65">первичных документов</text:span><text:span text:style-name="T41"> на основе уже созданных</text:span></text:p>
      <text:p text:style-name="P128"><text:soft-page-break/>Создание связанных <text:span text:style-name="T65">первичных документов</text:span></text:p>
      <text:p text:style-name="P42"/>
      <text:p text:style-name="P98">Контракты</text:p>
      <text:p text:style-name="P95"/>
      <text:p text:style-name="P117">Слоган:</text:p>
      <text:p text:style-name="P120">Контракты под контролем!</text:p>
      <text:p text:style-name="P114"/>
      <text:p text:style-name="P123">По кнопке «Подробнее»:</text:p>
      <text:p text:style-name="P126"><text:span text:style-name="T87">Приложение п</text:span>редназначено для <text:span text:style-name="T2">обеспечения контроля и прозрачности договорных процессов, централизации работы по каждому отдельному контракту и связанными с ним документами.</text:span></text:p>
      <text:p text:style-name="P147">Включает в себя <text:s/>автоматизацию полного цикла <text:span text:style-name="T88">договорной работы</text:span>.</text:p>
      <text:p text:style-name="P126"/>
      <text:p text:style-name="P130">Ключевые возможности:</text:p>
      <text:p text:style-name="P150"/>
      <text:p text:style-name="P150">Контроль сроков</text:p>
      <text:p text:style-name="P150">Четкие критерии заключения</text:p>
      <text:p text:style-name="P150">Регистрация<office:annotation><dc:creator>&lt;анонимный&gt;</dc:creator><dc:date>2018-07-31T15:42:33</dc:date><text:p text:style-name="P211"><text:span text:style-name="T94">Додумаю</text:span></text:p></office:annotation></text:p>
      <text:p text:style-name="P126"/>
      <text:p text:style-name="P142"><text:span text:style-name="T87">Приложение</text:span> позволит:</text:p>
      <text:p text:style-name="P148"><text:span text:style-name="Strong_20_Emphasis"><text:span text:style-name="T51">О</text:span></text:span><text:span text:style-name="Strong_20_Emphasis"><text:span text:style-name="T50">беспечит</text:span></text:span><text:span text:style-name="Strong_20_Emphasis"><text:span text:style-name="T51">ь</text:span></text:span><text:span text:style-name="Strong_20_Emphasis"><text:span text:style-name="T50"> совместную работу и распределение ответственности между специалистами разных профилей — внутренними заказчиками, специалистами по закупкам, сопровождению, юристами и бухгалтерами.</text:span></text:span></text:p>
      <text:p text:style-name="P136"><text:span text:style-name="Strong_20_Emphasis"><text:span text:style-name="T46">Проводить предварительную работу по подготовке контракта </text:span></text:span><text:span text:style-name="Strong_20_Emphasis"><text:span text:style-name="T47">путем оформления и оценки контрагента (при необходимости), оформления заявки на контракт, проводить процедуру выбора поставщика.</text:span></text:span></text:p>
      <text:p text:style-name="P137"><text:span text:style-name="Strong_20_Emphasis"><text:span text:style-name="T48">Оформлять, </text:span></text:span><text:span text:style-name="Strong_20_Emphasis"><text:span text:style-name="T49">согласовывать, подписывать,</text:span></text:span><text:span text:style-name="Strong_20_Emphasis"><text:span text:style-name="T48"> регистрировать контракт и дополнительные соглашения к нему, формировать паспорт сделки, вести учет и маршрутизацию поступающей первичной документации по контракту.</text:span></text:span></text:p>
      <text:p text:style-name="P137"><text:span text:style-name="Strong_20_Emphasis"><text:span text:style-name="T48">Вести курс валют.</text:span></text:span></text:p>
      <text:p text:style-name="P126"/>
      <text:p text:style-name="P162">Бизнес-объекты</text:p>
      <text:p text:style-name="P133"/>
      <text:p text:style-name="P144">Документы:</text:p>
      <text:p text:style-name="P133">- <text:span text:style-name="T89">Заявка на контракта</text:span></text:p>
      <text:p text:style-name="P133">- <text:span text:style-name="T89">Контракт</text:span></text:p>
      <text:p text:style-name="P133">- <text:span text:style-name="T89">Дополнительное соглашение</text:span></text:p>
      <text:p text:style-name="P133">- <text:span text:style-name="T89">Регистрационная запись</text:span></text:p>
      <text:p text:style-name="P133">- <text:span text:style-name="T89">Паспорт сделки</text:span></text:p>
      <text:p text:style-name="P133">- <text:span text:style-name="T89">Выбор поставщика</text:span></text:p>
      <text:p text:style-name="P133"/>
      <text:p text:style-name="P144">Справочники:</text:p>
      <text:p text:style-name="P133">- <text:s/>«Вид <text:span text:style-name="T90">обязательств</text:span>»</text:p>
      <text:p text:style-name="P130">- <text:s/>«Организационная структура»</text:p>
      <text:p text:style-name="P133">- <text:s/>«<text:span text:style-name="T90">Категория</text:span> бюджета»</text:p>
      <text:p text:style-name="P133">- «<text:span text:style-name="T90">Группа материалов</text:span>»</text:p>
      <text:p text:style-name="P133">- «<text:span text:style-name="T90">Направление контракта</text:span>»</text:p>
      <text:p text:style-name="P133">- «<text:span text:style-name="T90">Вид деятельности</text:span>»</text:p>
      <text:p text:style-name="P133">- «<text:span text:style-name="T90">Условия платежа</text:span>»</text:p>
      <text:p text:style-name="P165"><text:span text:style-name="T67">- «</text:span><text:span text:style-name="T68">Условия поставки</text:span><text:span text:style-name="T67">»</text:span></text:p>
      <text:p text:style-name="P133"/>
      <text:p text:style-name="P177">Печатные формы:</text:p>
      <text:p text:style-name="P178">Договор купли-продажи</text:p>
      <text:p text:style-name="P133"/>
      <text:p text:style-name="P157">Бизнес-процессы</text:p>
      <text:p text:style-name="P201"/>
      <text:p text:style-name="P25"><text:span text:style-name="T57">Автоматизированные</text:span><text:span text:style-name="T24"> маршруты</text:span></text:p>
      <text:p text:style-name="P146"><text:soft-page-break/>Частные задачи</text:p>
      <text:p text:style-name="P140"/>
      <text:p text:style-name="P164">Дополнительные опции</text:p>
      <text:p text:style-name="P162"/>
      <text:p text:style-name="P183">Формирование нового контракта на основе уже созданного.</text:p>
      <text:p text:style-name="P149">Связь с основными средствами предприятия.</text:p>
      <text:p text:style-name="P149">Связь с проектной деятельностью.</text:p>
      <text:p text:style-name="P184">Приложение «Контракты» связано с приложениями «Контрагенты», «Первичные документы», «Претензии».</text:p>
      <text:p text:style-name="P184"/>
      <text:p text:style-name="P204">Претензии</text:p>
      <text:p text:style-name="P203"/>
      <text:p text:style-name="P198">Слоган:</text:p>
      <text:p text:style-name="P199">?</text:p>
      <text:p text:style-name="P200"/>
      <text:p text:style-name="P186">По кнопке «Подробнее»:</text:p>
      <text:p text:style-name="P187"><text:span text:style-name="T87">Приложение п</text:span>редназначено для <text:span text:style-name="T91">автоматизации работы с претензиями.</text:span></text:p>
      <text:p text:style-name="P187"/>
      <text:p text:style-name="P188">Ключевые возможности:</text:p>
      <text:p text:style-name="P195"/>
      <text:p text:style-name="P195">Контроль сроков</text:p>
      <text:p text:style-name="P195">Четкие критерии заключения</text:p>
      <text:p text:style-name="P195">Регистрация</text:p>
      <text:p text:style-name="P187"/>
      <text:p text:style-name="P189"><text:span text:style-name="T87">Приложение</text:span> позволит:</text:p>
      <text:p text:style-name="P190"><text:span text:style-name="Strong_20_Emphasis"><text:span text:style-name="T52">Оформлять и регистрировать претензии, </text:span></text:span><text:span text:style-name="Strong_20_Emphasis"><text:span text:style-name="T53">в том числе</text:span></text:span><text:span text:style-name="Strong_20_Emphasis"><text:span text:style-name="T52"> с привязкой к определенному контрагенту, контракт</text:span></text:span><text:span text:style-name="Strong_20_Emphasis"><text:span text:style-name="T54">у.</text:span></text:span></text:p>
      <text:p text:style-name="P190"><text:span text:style-name="Strong_20_Emphasis"><text:span text:style-name="T52">Принимать решение по претензии и отслеживать ее статус.</text:span></text:span></text:p>
      <text:p text:style-name="P190"><text:span text:style-name="Strong_20_Emphasis"><text:span text:style-name="T52">Контролировать сроки исполнения.</text:span></text:span></text:p>
      <text:p text:style-name="P190"><text:span text:style-name="Strong_20_Emphasis"><text:span text:style-name="T52">Формировать отчеты о </text:span></text:span><text:span text:style-name="Strong_20_Emphasis"><text:span text:style-name="T54">предпринятых действиях</text:span></text:span><text:span text:style-name="Strong_20_Emphasis"><text:span text:style-name="T52">.</text:span></text:span></text:p>
      <text:p text:style-name="P187"/>
      <text:p text:style-name="P205">Бизнес-объекты</text:p>
      <text:p text:style-name="P182"/>
      <text:p text:style-name="P192">Документы:</text:p>
      <text:p text:style-name="P182">- <text:span text:style-name="T93">Входящая претензия</text:span></text:p>
      <text:p text:style-name="P182">- <text:span text:style-name="T93">Исходящая претензия</text:span></text:p>
      <text:p text:style-name="P182"/>
      <text:p text:style-name="P182"/>
      <text:p text:style-name="P192">Справочники:</text:p>
      <text:p text:style-name="P182">- <text:s/>«Вид <text:span text:style-name="T90">обязательств</text:span>»</text:p>
      <text:p text:style-name="P188">- <text:s/>«Организационная структура»</text:p>
      <text:p text:style-name="P182">- <text:s/>«<text:span text:style-name="T90">Категория</text:span> бюджета»</text:p>
      <text:p text:style-name="P182">- «<text:span text:style-name="T90">Группа материалов</text:span>»</text:p>
      <text:p text:style-name="P182">- «<text:span text:style-name="T90">Направление контракта</text:span>»</text:p>
      <text:p text:style-name="P182">- «<text:span text:style-name="T90">Вид деятельности</text:span>»</text:p>
      <text:p text:style-name="P182">- «<text:span text:style-name="T90">Условия платежа</text:span>»</text:p>
      <text:p text:style-name="P208"><text:span text:style-name="T67">- «</text:span><text:span text:style-name="T68">Условия поставки</text:span><text:span text:style-name="T67">»</text:span></text:p>
      <text:p text:style-name="P182"/>
      <text:p text:style-name="P180">Печатные формы:</text:p>
      <text:p text:style-name="P179">Договор купли-продажи</text:p>
      <text:p text:style-name="P182"/>
      <text:p text:style-name="P207">Бизнес-процессы</text:p>
      <text:p text:style-name="P202"/>
      <text:p text:style-name="P209"><text:span text:style-name="T57">Автоматизированные</text:span><text:span text:style-name="T24"> маршруты</text:span></text:p>
      <text:p text:style-name="P193">Частные задачи</text:p>
      <text:p text:style-name="P194"/>
      <text:p text:style-name="P206"><text:soft-page-break/>Дополнительные опции</text:p>
      <text:p text:style-name="P205"/>
      <text:p text:style-name="P196">Формирование нового контракта на основе уже созданного.</text:p>
      <text:p text:style-name="P197">Связь с основными средствами предприятия.</text:p>
      <text:p text:style-name="P197">Связь с проектной деятельностью.</text:p>
      <text:p text:style-name="P185">Приложение «<text:span text:style-name="T91">Претензии</text:span>» связано с приложениями «Контра<text:span text:style-name="T91">к</text:span>ты», <text:span text:style-name="T92">«Делопроизводство», «Аудиты», «Внутренний контроль и режим».</text:span></text:p>
      <text:p text:style-name="P42"/>
      <text:p text:style-name="P91">Главное<office:annotation><dc:creator>&lt;анонимный&gt;</dc:creator><dc:date>2018-07-23T21:53:42</dc:date><text:p text:style-name="P211"><text:span text:style-name="T94">Разместить в Платформа — Преимущества</text:span></text:p><text:p text:style-name="P211"><text:span text:style-name="T94"/></text:p><text:p text:style-name="P211"><text:span text:style-name="T94">Сделать 1-м блоком, т. к. это самые главные преимущества для клиента!</text:span></text:p></office:annotation></text:p>
      <text:p text:style-name="P46"/>
      <text:p text:style-name="P46">Платформа Veda предназначена для быстрого создания автоматизированных бизнес-решений</text:p>
      <text:p text:style-name="P46"/>
      <text:p text:style-name="P47">Нет лицензий — <text:span text:style-name="T23">возможность подключения 100% сотрудников на старте</text:span></text:p>
      <text:p text:style-name="P47"/>
      <text:p text:style-name="P48">QuickWin — быстрое получение эффекта</text:p>
      <text:p text:style-name="P48"/>
      <text:p text:style-name="P48">Open-source — разумная стоимость владения</text:p>
      <text:p text:style-name="P48"/>
      <text:p text:style-name="P103">Российский разработчик — <text:span text:style-name="T60">Наша компания является разработчиком собственной платформы и приложений на ее основе</text:span></text:p>
      <text:p text:style-name="P104"/>
      <text:p text:style-name="P48">Отработанная методология внедрения - <text:span text:style-name="T59">з</text:span><text:span text:style-name="T25">а годы работы мы накопили </text:span><text:span text:style-name="T26">большой</text:span><text:span text:style-name="T25"> опыт в области электронного документооборота</text:span></text:p>
      <text:p text:style-name="P101"/>
      <text:p text:style-name="P102">Индивидуальные настройки - под любые задачи предприятия</text:p>
      <text:p text:style-name="P99"/>
      <text:p text:style-name="P100">Многоязычность интерфейса и вводимых данных</text:p>
      <text:p text:style-name="P100"/>
      <text:p text:style-name="P100">Возможность подключения к системе сторонних организаций и аффилированных лиц</text:p>
      <text:p text:style-name="P102"/>
      <text:p text:style-name="P102"/>
      <text:p text:style-name="P52">Бизнес-объекты:</text:p>
      <text:p text:style-name="P64"><text:span text:style-name="T81">Шаблон - </text:span>Протокол</text:p>
      <text:p text:style-name="P52"><text:span text:style-name="T81">Шаблон - </text:span>Мероприятие</text:p>
      <text:p text:style-name="P52">Справочник<text:span text:style-name="T81">и - 4</text:span></text:p>
      <text:p text:style-name="P52">Печатные формы - <text:span text:style-name="T81">1</text:span></text:p>
      <text:p text:style-name="P52"/>
      <text:p text:style-name="P52">Бизнес-процессы:</text:p>
      <text:p text:style-name="P20"><text:span text:style-name="T57">Автоматизированные</text:span><text:span text:style-name="T24"> маршруты</text:span></text:p>
      <text:p text:style-name="P107">Свободный маршрут</text:p>
      <text:p text:style-name="P107">Частные задачи</text:p>
      <text:p text:style-name="P1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Bullet_20_Symbols" style:display-name="Bullet Symbols" style:family="text" style:parent-style-name="Основной_20_текст_20_символа">
      <style:text-properties style:font-size-asian="10.5pt"/>
    </style:style>
    <style:style style:name="Numbering_20_Symbols" style:display-name="Numbering Symbols" style:family="text"/>
    <style:style style:name="Strong_20_Emphasis" style:display-name="Strong Emphasis" style:family="text" style:parent-style-name="Основной_20_текст_20_символа"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18:11.745362598</meta:creation-date>
    <dc:date>2018-08-03T10:31:16.543407157</dc:date>
    <meta:editing-duration>PT13H49M31S</meta:editing-duration>
    <meta:editing-cycles>86</meta:editing-cycles>
    <meta:generator>LibreOffice/5.1.6.2$Linux_X86_64 LibreOffice_project/10m0$Build-2</meta:generator>
    <meta:document-statistic meta:table-count="0" meta:image-count="0" meta:object-count="0" meta:page-count="9" meta:paragraph-count="301" meta:word-count="1334" meta:character-count="11080" meta:non-whitespace-character-count="10026"/>
  </office:meta>
</office:document-meta>
</file>